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paragraph-properties fo:margin-left="1.005cm" fo:margin-right="0cm" fo:text-align="justify" style:justify-single-word="false" fo:text-indent="0cm" style:auto-text-indent="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weight-complex="bold"/>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2pt" style:font-size-asian="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réduction des primes dans l'assurance-maladie.</text:p>
      <text:p text:style-name="P15"/>
      <text:p text:style-name="P15">Toutefois, afin que nous puissions statuer sur votre requête, il est impératif que nous soyons en possession</text:p>
      <text:p text:style-name="P15"/>
      <text:p text:style-name="P21">de la copie de votre certificat d'assurance-maladie des soins obligatoire de l'année %=<text:span text:style-name="T5">RELATIV1</text:span>=%.</text:p>
      <text:p text:style-name="P15"/>
      <text:p text:style-name="P15">Nous vous saurions gré de nous la remettre par retour du courrier.</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c1</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6T12:53:41.31</dc:date>
    <meta:print-date>2003-09-10T06:53:00</meta:print-date>
    <meta:editing-cycles>115</meta:editing-cycles>
    <meta:editing-duration>PT6H59M36S</meta:editing-duration>
    <meta:document-statistic meta:table-count="0" meta:image-count="2" meta:object-count="0" meta:page-count="1" meta:paragraph-count="34" meta:word-count="279" meta:character-count="203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